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28pt" style:font-size-asian="28pt" style:font-size-complex="2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ListParagraph" style:list-style-name="LFO1" style:family="paragraph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8pt" style:font-size-asian="18pt" style:font-size-complex="18pt"/>
    </style:style>
    <style:style style:name="P10" style:parent-style-name="Normal" style:family="paragraph">
      <style:text-properties fo:font-size="18pt" style:font-size-asian="18pt" style:font-size-complex="18pt"/>
    </style:style>
    <style:style style:name="P11" style:parent-style-name="ListParagraph" style:family="paragraph">
      <style:text-properties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fo:color="#FF0000" fo:font-size="28pt" style:font-size-asian="28pt" style:font-size-complex="28pt"/>
    </style:style>
    <style:style style:name="P13" style:parent-style-name="Normal" style:family="paragraph">
      <style:text-properties fo:color="#FF0000" fo:font-size="12pt" style:font-size-asian="12pt" style:font-size-complex="12pt"/>
    </style:style>
  </office:automatic-styles>
  <office:body>
    <office:text text:use-soft-page-breaks="true">
      <text:p text:style-name="P1">Project ideas<text:s/></text:p>
      <text:p text:style-name="P2"/>
      <text:list text:style-name="LFO1" text:continue-numbering="true">
        <text:list-item>
          <text:p text:style-name="P3">Smart security safe<text:s/></text:p>
        </text:list-item>
      </text:list>
      <text:p text:style-name="P4">Pass code and finger scanner<text:s/></text:p>
      <text:p text:style-name="P5">Send a text when someone puts in the wrong code.<text:s/></text:p>
      <text:p text:style-name="P6">Buzzer to also go off anytime the passcode is put in wrong<text:s/></text:p>
      <text:p text:style-name="P7">Bluetooth on phone.<text:s/></text:p>
      <text:p text:style-name="P8">DHT motor<text:s/></text:p>
      <text:p text:style-name="P9">Lcd<text:s/></text:p>
      <text:p text:style-name="P10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OIN FITZPATRICK - STUDENT</meta:initial-creator>
    <dc:creator>EOIN FITZPATRICK - STUDENT</dc:creator>
    <meta:creation-date>2023-09-25T11:46:00Z</meta:creation-date>
    <dc:date>2023-09-25T12:50:00Z</dc:date>
    <meta:template xlink:href="Normal" xlink:type="simple"/>
    <meta:editing-cycles>1</meta:editing-cycles>
    <meta:editing-duration>PT3840S</meta:editing-duration>
    <meta:document-statistic meta:page-count="1" meta:paragraph-count="1" meta:word-count="32" meta:character-count="217" meta:row-count="1" meta:non-whitespace-character-count="186"/>
  </office:meta>
</office:document-meta>
</file>